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svg:stroke-width="0.1cm" draw:marker-start-width="0.45cm" draw:marker-end-width="0.4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6" style:family="graphic" style:parent-style-name="standard">
      <style:graphic-properties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T2" style:family="text">
      <style:text-properties fo:font-family="Arial" style:font-style-name="Normal" style:font-family-generic="swiss" style:font-pitch="variable" fo:font-size="10pt" style:font-family-asian="Arial" style:font-style-name-asian="Normal" style:font-family-generic-asian="swiss" style:font-pitch-asian="variable" style:font-size-asian="10pt" style:font-family-complex="Arial" style:font-style-name-complex="Normal" style:font-family-generic-complex="swiss" style:font-pitch-complex="variable" style:font-size-complex="10pt"/>
    </style:style>
    <style:style style:name="T3" style:family="text">
      <style:text-properties fo:font-family="Arial" style:font-family-generic="roman" style:font-pitch="variable" fo:font-size="10pt" style:font-family-asian="Arial" style:font-style-name-asian="Normal" style:font-family-generic-asian="swiss" style:font-pitch-asian="variable" style:font-size-asian="10pt" style:font-family-complex="Arial" style:font-style-name-complex="Normal" style:font-family-generic-complex="swiss" style:font-pitch-complex="variable" style:font-size-complex="10pt"/>
    </style:style>
    <style:style style:name="T4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id="id3" draw:layer="layout" svg:width="0.6cm" svg:height="0.5cm" svg:x="4cm" svg:y="4cm">
          <text:p text:style-name="P1"><text:span text:style-name="T1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5" draw:layer="layout" svg:width="0.6cm" svg:height="0.5cm" svg:x="8.6cm" svg:y="4cm">
          <text:p text:style-name="P1"><text:span text:style-name="T1">f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6cm" svg:y1="4.949cm" svg:x2="7.3cm" svg:y2="4.949cm" draw:start-shape="id1" draw:start-glue-point="10" draw:end-shape="id2" draw:end-glue-point="6" svg:d="m6000 4949h1300">
          <text:p text:style-name="P1"><text:span text:style-name="T2">ε</text:span></text:p>
          <text:p text:style-name="P1"><text:span text:style-name="T2"/></text:p>
        </draw:connector>
        <draw:connector draw:style-name="gr3" draw:text-style-name="P3" draw:layer="layout" draw:type="line" svg:x1="4.511cm" svg:y1="4.072cm" svg:x2="5.4cm" svg:y2="3.649cm" draw:start-shape="id3" draw:start-glue-point="11" draw:end-shape="id4" draw:end-glue-point="6" svg:d="m4511 4072 889-423">
          <text:p text:style-name="P1"><text:span text:style-name="T2">ε</text:span><text:span text:style-name="T3"> <text:s/></text:span></text:p>
          <text:p text:style-name="P1"><text:span text:style-name="T3"/></text:p>
        </draw:connector>
        <draw:connector draw:style-name="gr3" draw:text-style-name="P3" draw:layer="layout" draw:type="line" svg:x1="4.511cm" svg:y1="4.426cm" svg:x2="5.4cm" svg:y2="4.949cm" draw:start-shape="id3" draw:start-glue-point="9" draw:end-shape="id1" draw:end-glue-point="6" svg:d="m4511 4426 889 523">
          <text:p text:style-name="P1"><text:span text:style-name="T2"><text:s text:c="2"/></text:span><text:span text:style-name="T2">ε</text:span></text:p>
          <text:p text:style-name="P1"><text:span text:style-name="T2"/></text:p>
        </draw:connector>
        <draw:connector draw:style-name="gr3" draw:text-style-name="P1" draw:layer="layout" draw:type="line" svg:x1="7.9cm" svg:y1="4.949cm" svg:x2="8.687cm" svg:y2="4.426cm" draw:start-shape="id2" draw:start-glue-point="10" draw:end-shape="id5" draw:end-glue-point="7" svg:d="m7900 4949 787-523">
          <text:p text:style-name="P1"><text:span text:style-name="T2">ε </text:span></text:p>
          <text:p text:style-name="P1"><text:span text:style-name="T2"/></text:p>
        </draw:connector>
        <draw:connector draw:style-name="gr3" draw:text-style-name="P3" draw:layer="layout" draw:type="line" svg:x1="7.8cm" svg:y1="3.649cm" svg:x2="8.687cm" svg:y2="4.072cm" draw:start-shape="id6" draw:start-glue-point="10" draw:end-shape="id5" draw:end-glue-point="5" svg:d="m7800 3649 887 423">
          <text:p text:style-name="P1"><text:span text:style-name="T2">ε</text:span></text:p>
          <text:p text:style-name="P1"><text:span text:style-name="T2"/></text:p>
        </draw:connector>
        <draw:frame draw:style-name="gr4" draw:text-style-name="P4" draw:layer="layout" svg:width="0.9cm" svg:height="0.8cm" svg:x="6.1cm" svg:y="3.3cm">
          <draw:text-box>
            <text:p text:style-name="P1"><text:span text:style-name="T4">a</text:span></text:p>
          </draw:text-box>
        </draw:frame>
        <draw:custom-shape draw:style-name="gr5" draw:text-style-name="P1" draw:layer="layout" svg:width="2.6cm" svg:height="0.9cm" svg:x="5.3cm" svg:y="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1" draw:layer="layout" svg:width="0.6cm" svg:height="0.5cm" svg:x="5.4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4" draw:layer="layout" svg:width="0.6cm" svg:height="0.5cm" svg:x="5.4cm" svg:y="3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6" draw:layer="layout" svg:width="0.6cm" svg:height="0.5cm" svg:x="7.2cm" svg:y="3.4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2" draw:layer="layout" svg:width="0.6cm" svg:height="0.5cm" svg:x="7.3cm" svg:y="4.7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3" draw:layer="layout" svg:width="0.9cm" svg:height="0.8cm" svg:x="6.1cm" svg:y="8.2cm">
          <draw:text-box>
            <text:p text:style-name="P1"><text:span text:style-name="T4">a</text:span></text:p>
          </draw:text-box>
        </draw:frame>
        <draw:custom-shape draw:style-name="gr5" draw:text-style-name="P1" draw:layer="layout" svg:width="2.6cm" svg:height="0.9cm" svg:x="5.3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6cm" svg:height="0.5cm" svg:x="5.4cm" svg:y="8.3cm">
          <text:p text:style-name="P1"><text:span text:style-name="T1">i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7" draw:layer="layout" svg:width="0.6cm" svg:height="0.5cm" svg:x="7.2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" draw:layer="layout" svg:width="0.9cm" svg:height="0.8cm" svg:x="10cm" svg:y="8.2cm">
          <draw:text-box>
            <text:p text:style-name="P1"><text:span text:style-name="T4">a</text:span></text:p>
          </draw:text-box>
        </draw:frame>
        <draw:custom-shape draw:style-name="gr5" draw:text-style-name="P1" draw:layer="layout" svg:width="2.6cm" svg:height="0.9cm" svg:x="9.2cm" svg:y="8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8" draw:layer="layout" svg:width="0.6cm" svg:height="0.5cm" svg:x="9.3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5" draw:id="id9" draw:layer="layout" svg:width="0.6cm" svg:height="0.5cm" svg:x="11.1cm" svg:y="8.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id="id10" draw:layer="layout" svg:width="0.6cm" svg:height="0.5cm" svg:x="13.1cm" svg:y="8.3cm">
          <text:p text:style-name="P1"><text:span text:style-name="T1">f</text:span></text:p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7.8cm" svg:y1="8.549cm" svg:x2="9.3cm" svg:y2="8.549cm" draw:start-shape="id7" draw:start-glue-point="10" draw:end-shape="id8" draw:end-glue-point="6" svg:d="m7800 8549h1500">
          <text:p text:style-name="P1"><text:span text:style-name="T2">ε</text:span></text:p>
          <text:p text:style-name="P1"><text:span text:style-name="T2"/></text:p>
        </draw:connector>
        <draw:connector draw:style-name="gr3" draw:text-style-name="P1" draw:layer="layout" draw:type="line" svg:x1="11.7cm" svg:y1="8.549cm" svg:x2="13.1cm" svg:y2="8.549cm" draw:start-shape="id9" draw:start-glue-point="10" draw:end-shape="id10" draw:end-glue-point="6" svg:d="m11700 8549h1400">
          <text:p text:style-name="P1"><text:span text:style-name="T2">ε</text:span></text:p>
          <text:p text:style-name="P1"><text:span text:style-name="T2"/></text:p>
        </draw:connector>
        <draw:connector draw:style-name="gr3" draw:text-style-name="P1" draw:layer="layout" draw:type="curve" svg:x1="7.499cm" svg:y1="8.8cm" svg:x2="13.399cm" svg:y2="8.8cm" draw:start-shape="id7" draw:start-glue-point="8" draw:end-shape="id10" draw:end-glue-point="8" svg:d="m7499 8800c0 900 5900 900 5900 0">
          <text:p text:style-name="P1"><text:span text:style-name="T2"/></text:p>
          <text:p text:style-name="P1"><text:span text:style-name="T2">ε</text:span></text:p>
        </draw:connector>
        <draw:connector draw:style-name="gr3" draw:text-style-name="P1" draw:layer="layout" draw:type="curve" svg:x1="11.399cm" svg:y1="8.3cm" svg:x2="9.599cm" svg:y2="8.3cm" draw:start-shape="id9" draw:start-glue-point="4" draw:end-shape="id8" draw:end-glue-point="4" svg:d="m11399 8300c0-750-1800-750-1800 0">
          <text:p text:style-name="P1"><text:span text:style-name="T2">ε</text:span></text:p>
          <text:p text:style-name="P1"><text:span text:style-name="T2"/></text:p>
          <text:p text:style-name="P1"><text:span text:style-name="T2"/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marker draw:name="Symmetric_20_Arrow" draw:display-name="Symmetric Arrow" svg:viewBox="0 0 1131 902" svg:d="m564 0-564 902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08-11-24T09:12:50.93</dc:date>
    <dc:creator>Germán Hüttemann Arza</dc:creator>
    <meta:editing-duration>PT00H30M48S</meta:editing-duration>
    <meta:editing-cycles>9</meta:editing-cycles>
    <meta:generator>OpenOffice.org/3.0$Win32 OpenOffice.org_project/300m9$Build-9358</meta:generator>
    <meta:document-statistic meta:object-count="26"/>
    <meta:user-defined meta:name="Información 1"/>
    <meta:user-defined meta:name="Información 2"/>
    <meta:user-defined meta:name="Información 3"/>
    <meta:user-defined meta:name="Información 4"/>
  </office:meta>
</office:document-meta>
</file>